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EA53FACC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leau1" style:family="table">
      <style:table-properties style:width="18.461cm" fo:margin-left="0cm" table:align="left"/>
    </style:style>
    <style:style style:name="Tableau1.A" style:family="table-column">
      <style:table-column-properties style:column-width="8.7cm"/>
    </style:style>
    <style:style style:name="Tableau1.B" style:family="table-column">
      <style:table-column-properties style:column-width="3.607cm"/>
    </style:style>
    <style:style style:name="Tableau1.C" style:family="table-column">
      <style:table-column-properties style:column-width="3.076cm"/>
    </style:style>
    <style:style style:name="Tableau1.D" style:family="table-column">
      <style:table-column-properties style:column-width="3.078cm"/>
    </style:style>
    <style:style style:name="Tableau1.1" style:family="table-row">
      <style:table-row-properties style:min-row-height="0.011cm" style:use-optimal-row-height="false"/>
    </style:style>
    <style:style style:name="Tableau1.A1" style:family="table-cell">
      <style:table-cell-properties fo:padding="0.199cm" fo:border="none" style:writing-mode="lr-tb"/>
    </style:style>
    <style:style style:name="Tableau1.B1" style:family="table-cell">
      <style:table-cell-properties fo:padding="0.199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middle" fo:padding="0.199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middle" fo:padding="0.199cm" fo:border-left="0.5pt solid #000000" fo:border-right="0.5pt solid #000000" fo:border-top="0.5pt solid #000000" fo:border-bottom="0.5pt solid #000000" style:writing-mode="lr-tb"/>
    </style:style>
    <style:style style:name="Tableau1.2" style:family="table-row">
      <style:table-row-properties style:min-row-height="0.002cm" style:use-optimal-row-height="false"/>
    </style:style>
    <style:style style:name="Tableau1.B2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C2" style:family="table-cell">
      <style:table-cell-properties style:vertical-align="middle" fo:padding="0.199cm" fo:border-left="0.5pt solid #000000" fo:border-right="0.5pt solid #000000" fo:border-top="none" fo:border-bottom="0.5pt solid #000000" style:writing-mode="lr-tb"/>
    </style:style>
    <style:style style:name="Tableau1.B3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B4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B5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B6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B7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2" style:family="table">
      <style:table-properties style:width="18.5cm" fo:margin-left="0cm" table:align="left"/>
    </style:style>
    <style:style style:name="Tableau2.A" style:family="table-column">
      <style:table-column-properties style:column-width="4.614cm"/>
    </style:style>
    <style:style style:name="Tableau2.B" style:family="table-column">
      <style:table-column-properties style:column-width="4.071cm"/>
    </style:style>
    <style:style style:name="Tableau2.C" style:family="table-column">
      <style:table-column-properties style:column-width="9.814cm"/>
    </style:style>
    <style:style style:name="Tableau2.1" style:family="table-row">
      <style:table-row-properties style:min-row-height="0.593cm" style:use-optimal-row-height="false"/>
    </style:style>
    <style:style style:name="Tableau2.A1" style:family="table-cell">
      <style:table-cell-properties fo:padding="0cm" fo:border="none" style:writing-mode="lr-tb"/>
    </style:style>
    <style:style style:name="Tableau2.A2" style:family="table-cell">
      <style:table-cell-properties fo:background-color="#c9a4e4" fo:padding="0.097cm" fo:border="0.5pt solid #000000" style:writing-mode="lr-tb">
        <style:background-image/>
      </style:table-cell-properties>
    </style:style>
    <style:style style:name="Tableau2.A3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2.C3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au2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9" style:family="table-cell">
      <style:table-cell-properties style:vertical-align="middle" fo:background-color="#c9a4e4" fo:padding="0.097cm" fo:border="0.5pt solid #000000" style:writing-mode="lr-tb">
        <style:background-image/>
      </style:table-cell-properties>
    </style:style>
    <style:style style:name="Tableau2.A1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1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1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1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14" style:family="table-cell">
      <style:table-cell-properties style:vertical-align="middle" fo:background-color="#e2cff1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2.A1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1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1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1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2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2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2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2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2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2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3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3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3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3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3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3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3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3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4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4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4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4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4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45" style:family="table-cell">
      <style:table-cell-properties style:vertical-align="middle" fo:background-color="#c9a4e4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2.A4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4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4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49" style:family="table-row">
      <style:table-row-properties style:min-row-height="2.633cm" style:use-optimal-row-height="false"/>
    </style:style>
    <style:style style:name="Tableau2.A4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5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5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5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5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P1" style:family="paragraph" style:parent-style-name="Text_20_body" style:master-page-name="MP0">
      <style:paragraph-properties style:page-number="auto" fo:break-before="page"/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style:font-name="Calibri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Table_20_Contents">
      <style:text-properties style:font-name="Calibri" fo:font-size="11pt" fo:font-weight="bold" officeooo:paragraph-rsid="00040159" style:font-size-asian="11pt" style:font-weight-asian="bold" style:font-size-complex="11pt" style:font-weight-complex="bold"/>
    </style:style>
    <style:style style:name="P6" style:family="paragraph" style:parent-style-name="Preformatted_20_Text">
      <style:paragraph-properties fo:text-align="justify" style:justify-single-word="false"/>
    </style:style>
    <style:style style:name="P7" style:family="paragraph" style:parent-style-name="Normal">
      <style:text-properties text:display="non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text-properties fo:color="#ffffff" loext:opacity="100%" style:font-name="Calibri" fo:font-size="14pt" style:font-size-asian="14pt" style:font-size-complex="14pt"/>
    </style:style>
    <style:style style:name="P10" style:family="paragraph" style:parent-style-name="Table_20_Contents">
      <style:text-properties style:font-name="Calibri" fo:font-size="11pt" style:font-size-asian="11pt" style:font-size-complex="11pt"/>
    </style:style>
    <style:style style:name="P11" style:family="paragraph" style:parent-style-name="Standard">
      <style:text-properties style:font-name="Calibri" fo:font-size="11pt" style:font-size-asian="11pt" style:font-size-complex="11pt"/>
    </style:style>
    <style:style style:name="P12" style:family="paragraph" style:parent-style-name="Table_20_Contents">
      <style:text-properties fo:color="#ffffff" loext:opacity="100%" style:font-name="Calibri" fo:font-size="11pt" fo:font-style="italic" style:font-size-asian="11pt" style:font-style-asian="italic" style:font-size-complex="11pt" style:font-style-complex="italic"/>
    </style:style>
    <style:style style:name="P13" style:family="paragraph" style:parent-style-name="Table_20_Contents">
      <style:paragraph-properties fo:margin-left="0.199cm">
        <style:tab-stops/>
      </style:paragraph-properties>
    </style:style>
    <style:style style:name="P14" style:family="paragraph" style:parent-style-name="Table_20_Contents">
      <style:paragraph-properties fo:margin-left="0.199cm">
        <style:tab-stops/>
      </style:paragraph-properties>
      <style:text-properties officeooo:paragraph-rsid="000ecb20"/>
    </style:style>
    <style:style style:name="T1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fo:language="en" fo:country="US" style:font-size-asian="11pt" style:font-size-complex="11pt"/>
    </style:style>
    <style:style style:name="T4" style:family="text">
      <style:text-properties style:font-name="Calibri"/>
    </style:style>
    <style:style style:name="T5" style:family="text">
      <style:text-properties style:font-name="Calibri" fo:font-size="7pt" fo:font-style="italic" style:font-size-asian="7pt" style:font-style-asian="italic" style:font-size-complex="7pt" style:font-style-complex="italic"/>
    </style:style>
    <style:style style:name="T6" style:family="text">
      <style:text-properties fo:color="#000000" loext:opacity="100%" style:font-name="Calibri" fo:font-size="11pt" style:font-size-asian="11pt" style:font-size-complex="11pt"/>
    </style:style>
    <style:style style:name="T7" style:family="text">
      <style:text-properties style:font-name="Calibri" fo:font-size="11pt" officeooo:rsid="0009c2f7" style:font-size-asian="11pt" style:font-size-complex="11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rows-spanned="7" office:value-type="string">
            <text:p text:style-name="P2"><text:span text:style-name="Police_20_par_20_défaut"><text:span text:style-name="T1"><draw:frame draw:style-name="fr1" draw:name="illustration" text:anchor-type="as-char" svg:y="0cm" svg:width="8.357cm" style:rel-width="scale" svg:height="8.957cm" style:rel-height="scale" draw:z-index="0"><draw:image xlink:href="Pictures/100000000000001C0000001EA53FACCB.png" xlink:type="simple" xlink:show="embed" xlink:actuate="onLoad" draw:mime-type="image/png"/></draw:frame></text:span></text:span></text:p>
          </table:table-cell>
          <table:table-cell table:style-name="Tableau1.B1" office:value-type="string">
            <text:p text:style-name="P3">CODE FICHE </text:p>
          </table:table-cell>
          <table:table-cell table:style-name="Tableau1.C1" office:value-type="string">
            <text:p text:style-name="P4"><text:span text:style-name="Police_20_par_20_défaut"><text:span text:style-name="T2"><text:text-input text:description="">${operation.code!""}</text:text-input></text:span></text:span></text:p>
          </table:table-cell>
          <table:table-cell table:style-name="Tableau1.D1" office:value-type="string">
            <text:p text:style-name="P4"><text:span text:style-name="Police_20_par_20_défaut"><text:span text:style-name="T3"><text:text-input text:description="">[#if entiteReferente??]${entiteReferente.libelle}[/#if] / ${operation.chargeOperation!""}</text:text-input></text:span></text:span></text:p>
          </table:table-cell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Commune </text:p>
          </table:table-cell>
          <table:table-cell table:style-name="Tableau1.C2" table:number-columns-spanned="2" office:value-type="string">
            <text:p text:style-name="P4"><text:span text:style-name="Police_20_par_20_défaut"><text:span text:style-name="T2"><text:text-input text:description="">${communes}</text:text-input></text:span></text:span></text:p>
          </table:table-cell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Nom de l’opération</text:p>
          </table:table-cell>
          <table:table-cell table:style-name="Tableau1.C2" table:number-columns-spanned="2" office:value-type="string">
            <text:p text:style-name="P4"><text:span text:style-name="Police_20_par_20_défaut"><text:span text:style-name="T2"><text:text-input text:description="">${operation.nom!""}</text:text-input></text:span></text:span></text:p>
          </table:table-cell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Échéancier </text:p>
          </table:table-cell>
          <table:table-cell table:style-name="Tableau1.C2" table:number-columns-spanned="2" office:value-type="string">
            <text:p text:style-name="P4"><text:span text:style-name="Police_20_par_20_défaut"><text:span text:style-name="T3"><text:text-input text:description="">${echeancier}</text:text-input></text:span></text:span></text:p>
          </table:table-cell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5">Consom-</text:p>
            <text:p text:style-name="P5">mation d’espace </text:p>
          </table:table-cell>
          <table:table-cell table:style-name="Tableau1.C2" table:number-columns-spanned="2" office:value-type="string">
            <text:p text:style-name="P4"><text:span text:style-name="Police_20_par_20_défaut"><text:span text:style-name="T2"><text:text-input text:description="">[#if consommationEspace??]${consommationEspace.libelle}[/#if]</text:text-input></text:span></text:span></text:p>
          </table:table-cell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Étape</text:p>
          </table:table-cell>
          <table:table-cell table:style-name="Tableau1.C2" table:number-columns-spanned="2" office:value-type="string">
            <text:p text:style-name="P4"><text:span text:style-name="Police_20_par_20_défaut"><text:span text:style-name="T2"><text:text-input text:description="">${etape.libelle!""}</text:text-input></text:span></text:span></text:p>
          </table:table-cell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Confidentiel </text:p>
          </table:table-cell>
          <table:table-cell table:style-name="Tableau1.C2" table:number-columns-spanned="2" office:value-type="string">
            <text:p text:style-name="P6"><text:span text:style-name="Source_20_Text"><text:span text:style-name="T4"><text:text-input text:description="">${operation.diffusionRestreinte?then('Oui','Non')}</text:text-input></text:span></text:span></text:p>
          </table:table-cell>
          <table:covered-table-cell/>
        </table:table-row>
      </table:table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8"><text:span text:style-name="Police_20_par_20_défaut"><text:span text:style-name="T5"><text:text-input text:description="">Dernière actualisation le ${helper.convertDate(operation.modifDate, "dd/MM/yyyy")} par ${operation.modifUser}</text:text-input></text:span></text:span></text:p>
          </table:table-cell>
          <table:covered-table-cell/>
          <table:covered-table-cell/>
        </table:table-row>
        <table:table-row>
          <table:table-cell table:style-name="Tableau2.A2" table:number-columns-spanned="3" office:value-type="string">
            <text:p text:style-name="P9">I. Descriptif / objectifs</text:p>
          </table:table-cell>
          <table:covered-table-cell/>
          <table:covered-table-cell/>
        </table:table-row>
        <table:table-row>
          <table:table-cell table:style-name="Tableau2.A3" table:number-columns-spanned="2" office:value-type="string">
            <text:p text:style-name="P10">Descriptif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operation.description!""}</text:text-input></text:span></text:span></text:p>
          </table:table-cell>
        </table:table-row>
        <table:table-row>
          <table:table-cell table:style-name="Tableau2.A4" table:number-columns-spanned="2" office:value-type="string">
            <text:p text:style-name="P10">Surface totale de l'opération (ha)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[#if operation.secteur]${(parent?? &amp;&amp; parent.surfaceTotale??)?then(parent.surfaceTotale/10000,"")}[#else]${(operation.surfaceTotale??)?then(operation.surfaceTotale/10000,"")}[/#if]</text:text-input></text:span></text:span></text:p>
          </table:table-cell>
        </table:table-row>
        <table:table-row>
          <table:table-cell table:style-name="Tableau2.A5" table:number-columns-spanned="2" office:value-type="string">
            <text:p text:style-name="P11">Surface du projet objet de la fiche si différent (ha)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3"><text:text-input text:description="">[#if operation.secteur]${(operation.surfaceTotale??)?then(operation.surfaceTotale/10000,"")}[/#if]</text:text-input></text:span></text:span></text:p>
          </table:table-cell>
        </table:table-row>
        <table:table-row>
          <table:table-cell table:style-name="Tableau2.A6" table:number-columns-spanned="2" office:value-type="string">
            <text:p text:style-name="P11">Mode d’Occupation du Sol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mos!""}</text:text-input></text:span></text:span></text:p>
          </table:table-cell>
        </table:table-row>
        <table:table-row>
          <table:table-cell table:style-name="Tableau2.A7" table:number-columns-spanned="2" office:value-type="string">
            <text:p text:style-name="P10">Vocation principale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vocation.libelle!""}</text:text-input></text:span></text:span></text:p>
          </table:table-cell>
        </table:table-row>
        <table:table-row>
          <table:table-cell table:style-name="Tableau2.A8" table:number-columns-spanned="2" office:value-type="string">
            <text:p text:style-name="P10">Enjeux/objectifs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operation.objectifs!""}</text:text-input></text:span></text:span></text:p>
          </table:table-cell>
        </table:table-row>
        <table:table-row>
          <table:table-cell table:style-name="Tableau2.A9" table:number-columns-spanned="3" office:value-type="string">
            <text:p text:style-name="P9">II. Composition / programmation</text:p>
          </table:table-cell>
          <table:covered-table-cell/>
          <table:covered-table-cell/>
        </table:table-row>
        <table:table-row>
          <table:table-cell table:style-name="Tableau2.A10" table:number-columns-spanned="2" office:value-type="string">
            <text:p text:style-name="P10">Composition urbaine, mixité fonctionnelle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operation.operation!""}</text:text-input></text:span></text:span></text:p>
          </table:table-cell>
        </table:table-row>
        <table:table-row>
          <table:table-cell table:style-name="Tableau2.A11" table:number-columns-spanned="2" office:value-type="string">
            <text:p text:style-name="P10">Programmation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programmations.activite!""}</text:text-input></text:span></text:span></text:p>
          </table:table-cell>
        </table:table-row>
        <table:table-row>
          <table:table-cell table:style-name="Tableau2.A12" table:number-columns-spanned="2" office:value-type="string">
            <text:p text:style-name="P10">Densité mini SCoT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operation.densiteScot!""}</text:text-input></text:span></text:span></text:p>
          </table:table-cell>
        </table:table-row>
        <table:table-row>
          <table:table-cell table:style-name="Tableau2.A13" table:number-columns-spanned="2" office:value-type="string">
            <text:p text:style-name="P10">Densité mini OAPq</text:p>
          </table:table-cell>
          <table:covered-table-cell/>
          <table:table-cell table:style-name="Tableau2.C3" office:value-type="string">
            <text:p text:style-name="Table_20_Contents"><text:text-input text:description="">[#if operation.plui??]${operation.plui.densiteOap!""}[/#if]</text:text-input></text:p>
          </table:table-cell>
        </table:table-row>
        <table:table-row>
          <table:table-cell table:style-name="Tableau2.A14" table:number-columns-spanned="3" office:value-type="string">
            <text:p text:style-name="P12">Programmation autre</text:p>
          </table:table-cell>
          <table:covered-table-cell/>
          <table:covered-table-cell/>
        </table:table-row>
        <table:table-row>
          <table:table-cell table:style-name="Tableau2.A15" table:number-columns-spanned="2" office:value-type="string">
            <text:p text:style-name="P10">Programmation équipement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programmations.equipement!""}</text:text-input></text:span></text:span></text:p>
          </table:table-cell>
        </table:table-row>
        <table:table-row>
          <table:table-cell table:style-name="Tableau2.A16" table:number-columns-spanned="2" office:value-type="string">
            <text:p text:style-name="P10">Programmation autre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programmations.autre!""}</text:text-input></text:span></text:span></text:p>
          </table:table-cell>
        </table:table-row>
        <table:table-row>
          <table:table-cell table:style-name="Tableau2.A9" table:number-columns-spanned="3" office:value-type="string">
            <text:p text:style-name="P9">III. Contribution à la mise en œuvre du PADD et des OAP métropolitaines</text:p>
          </table:table-cell>
          <table:covered-table-cell/>
          <table:covered-table-cell/>
        </table:table-row>
        <table:table-row>
          <table:table-cell table:style-name="Tableau2.A18" table:number-columns-spanned="2" office:value-type="string">
            <text:p text:style-name="P10">Principaux enjeux généraux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contributions.contributionEnjeux!""}</text:text-input></text:span></text:span></text:p>
          </table:table-cell>
        </table:table-row>
        <table:table-row>
          <table:table-cell table:style-name="Tableau2.A19" table:number-columns-spanned="2" office:value-type="string">
            <text:p text:style-name="P10">Principales contributions prises en compte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contributions.contributionTraitee!""}</text:text-input></text:span></text:span></text:p>
          </table:table-cell>
        </table:table-row>
        <text:soft-page-break/>
        <table:table-row>
          <table:table-cell table:style-name="Tableau2.A20" table:number-columns-spanned="2" office:value-type="string">
            <text:p text:style-name="P10">Comment aller plus loin ?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contributions.contributionAvenir!""}</text:text-input></text:span></text:span></text:p>
          </table:table-cell>
        </table:table-row>
        <table:table-row>
          <table:table-cell table:style-name="Tableau2.A9" table:number-columns-spanned="3" office:value-type="string">
            <text:p text:style-name="P9">IV. Cadre / montage opérationnel</text:p>
          </table:table-cell>
          <table:covered-table-cell/>
          <table:covered-table-cell/>
        </table:table-row>
        <table:table-row>
          <table:table-cell table:style-name="Tableau2.A14" table:number-columns-spanned="3" office:value-type="string">
            <text:p text:style-name="P12">a) Foncier et occupation</text:p>
          </table:table-cell>
          <table:covered-table-cell/>
          <table:covered-table-cell/>
        </table:table-row>
        <table:table-row>
          <table:table-cell table:style-name="Tableau2.A23" table:number-columns-spanned="2" office:value-type="string">
            <text:p text:style-name="P10">Maîtrise foncière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fonciers.foncierPublic!""}</text:text-input></text:span></text:span></text:p>
          </table:table-cell>
        </table:table-row>
        <table:table-row>
          <table:table-cell table:style-name="Tableau2.A24" table:number-columns-spanned="2" office:value-type="string">
            <text:p text:style-name="P10">Niveau maîtrise foncière publique (%)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fonciers.tauxFoncierPublic!""}</text:text-input></text:span></text:span></text:p>
          </table:table-cell>
        </table:table-row>
        <table:table-row>
          <table:table-cell table:style-name="Tableau2.A25" table:number-columns-spanned="2" office:value-type="string">
            <text:p text:style-name="P10">Type d’occupation impactant la maîtrise foncière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3"><text:text-input text:description="">[#if typeOccupation??]${typeOccupation.libelle}[/#if]</text:text-input></text:span></text:span></text:p>
          </table:table-cell>
        </table:table-row>
        <table:table-row>
          <table:table-cell table:style-name="Tableau2.A26" table:number-columns-spanned="2" office:value-type="string">
            <text:p text:style-name="P10">Outils fonciers existants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[#if outilFoncier??]${outilFoncier.libelle}[/#if]</text:text-input></text:span></text:span></text:p>
          </table:table-cell>
        </table:table-row>
        <table:table-row>
          <table:table-cell table:style-name="Tableau2.A27" table:number-columns-spanned="2" office:value-type="string">
            <text:p text:style-name="P10">Commentaires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commentaires.commentaireMontage.message!""}</text:text-input></text:span></text:span></text:p>
          </table:table-cell>
        </table:table-row>
        <table:table-row>
          <table:table-cell table:style-name="Tableau2.A14" table:number-columns-spanned="3" office:value-type="string">
            <text:p text:style-name="P12">b) PLUi</text:p>
          </table:table-cell>
          <table:covered-table-cell/>
          <table:covered-table-cell/>
        </table:table-row>
        <table:table-row>
          <table:table-cell table:style-name="Tableau2.C3" table:number-columns-spanned="3" office:value-type="string">
            <text:p text:style-name="P3">Règlement graphique</text:p>
          </table:table-cell>
          <table:covered-table-cell/>
          <table:covered-table-cell/>
        </table:table-row>
        <table:table-row>
          <table:table-cell table:style-name="Tableau2.A30" table:number-columns-spanned="2" office:value-type="string">
            <text:p text:style-name="P10">Dispositions réglementaires significatives</text:p>
          </table:table-cell>
          <table:covered-table-cell/>
          <table:table-cell table:style-name="Tableau2.C3" office:value-type="string">
            <text:p text:style-name="Table_20_Contents"><text:text-input text:description="">[#if operation.plui??]${operation.plui.pluiDisposition!""}[/#if]</text:text-input></text:p>
          </table:table-cell>
        </table:table-row>
        <table:table-row>
          <table:table-cell table:style-name="Tableau2.C3" table:number-columns-spanned="3" office:value-type="string">
            <text:p text:style-name="P3">Plans thématiques</text:p>
          </table:table-cell>
          <table:covered-table-cell/>
          <table:covered-table-cell/>
        </table:table-row>
        <table:table-row>
          <table:table-cell table:style-name="Tableau2.A32" table:number-columns-spanned="2" office:value-type="string">
            <text:p text:style-name="P10">Commentaires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commentaires.commentairePlui.message!""}</text:text-input></text:span></text:span></text:p>
          </table:table-cell>
        </table:table-row>
        <table:table-row>
          <table:table-cell table:style-name="Tableau2.A33" table:number-columns-spanned="2" office:value-type="string">
            <text:p text:style-name="P10">Adaptation à prévoir</text:p>
          </table:table-cell>
          <table:covered-table-cell/>
          <table:table-cell table:style-name="Tableau2.C3" office:value-type="string">
            <text:p text:style-name="Table_20_Contents"><text:text-input text:description="">[#if operation.plui??]${operation.plui.pluiAdaptation!""}[/#if]</text:text-input></text:p>
          </table:table-cell>
        </table:table-row>
        <table:table-row>
          <table:table-cell table:style-name="Tableau2.A14" table:number-columns-spanned="3" office:value-type="string">
            <text:p text:style-name="P12">c) Procédure opérationnelle</text:p>
          </table:table-cell>
          <table:covered-table-cell/>
          <table:covered-table-cell/>
        </table:table-row>
        <table:table-row>
          <table:table-cell table:style-name="Tableau2.A35" table:number-columns-spanned="2" office:value-type="string">
            <text:p text:style-name="P10">Étude à prévoir et échéance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operation.etude!""}</text:text-input></text:span></text:span></text:p>
          </table:table-cell>
        </table:table-row>
        <table:table-row>
          <table:table-cell table:style-name="Tableau2.A36" table:number-columns-spanned="2" office:value-type="string">
            <text:p text:style-name="P10">Si opération publique/privée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3"><text:text-input text:description="">[#if typeAmenageur??]${typeAmenageur.libelle}[/#if]</text:text-input></text:span></text:span></text:p>
          </table:table-cell>
        </table:table-row>
        <table:table-row>
          <table:table-cell table:style-name="Tableau2.A37" table:number-columns-spanned="2" office:value-type="string">
            <text:p text:style-name="P10">Si opération privée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operation.amenageurPrive!""}</text:text-input></text:span></text:span></text:p>
          </table:table-cell>
        </table:table-row>
        <table:table-row>
          <table:table-cell table:style-name="Tableau2.A38" table:number-columns-spanned="2" office:value-type="string">
            <text:p text:style-name="P10">Outil d’aménagement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[#if operation.outilAmenagement??]${operation.outilAmenagement.libelle!""}[/#if]</text:text-input></text:span></text:span></text:p>
          </table:table-cell>
        </table:table-row>
        <table:table-row>
          <table:table-cell table:style-name="Tableau2.A39" table:number-columns-spanned="2" office:value-type="string">
            <text:p text:style-name="P10">Avancement opérationnel de l'opération et échéanciers prévisionnels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operation.avancementAdministratif!""}</text:text-input></text:span></text:span></text:p>
          </table:table-cell>
        </table:table-row>
        <table:table-row>
          <table:table-cell table:style-name="Tableau2.A40" table:number-columns-spanned="2" office:value-type="string">
            <text:p text:style-name="P10">Surface réalisée (ha)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operation.surfaceRealisee!""}</text:text-input></text:span></text:span></text:p>
          </table:table-cell>
        </table:table-row>
        <table:table-row>
          <table:table-cell table:style-name="Tableau2.A41" table:number-columns-spanned="2" office:value-type="string">
            <text:p text:style-name="P10">Dossiers environnementaux (dont risques et nuisances)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operation.environnement!""}</text:text-input></text:span></text:span></text:p>
          </table:table-cell>
        </table:table-row>
        <table:table-row>
          <table:table-cell table:style-name="Tableau2.A42" table:number-columns-spanned="2" office:value-type="string">
            <text:p text:style-name="P10">Taxes et participations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typesFinancements!""}</text:text-input></text:span></text:span></text:p>
          </table:table-cell>
        </table:table-row>
        <table:table-row>
          <table:table-cell table:style-name="Tableau2.A43" table:number-columns-spanned="2" office:value-type="string">
            <text:p text:style-name="Standard"><text:span text:style-name="Police_20_par_20_défaut"><text:span text:style-name="T6">Éléments financiers dont équipements publics</text:span></text:span>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[#list operation.financements as financement]${financement.description!""}[/#list]</text:text-input></text:span></text:span></text:p>
          </table:table-cell>
        </table:table-row>
        <table:table-row>
          <table:table-cell table:style-name="Tableau2.A44" table:number-columns-spanned="2" office:value-type="string">
            <text:p text:style-name="P10">Commentaires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commentaires.commentaireOperationnel.message!""}</text:text-input></text:span></text:span></text:p>
          </table:table-cell>
        </table:table-row>
        <table:table-row>
          <table:table-cell table:style-name="Tableau2.A45" table:number-columns-spanned="3" office:value-type="string">
            <text:p text:style-name="P9">V. Gouvernance / suivi de projet</text:p>
          </table:table-cell>
          <table:covered-table-cell/>
          <table:covered-table-cell/>
        </table:table-row>
        <table:table-row>
          <table:table-cell table:style-name="Tableau2.A46" table:number-columns-spanned="2" office:value-type="string">
            <text:p text:style-name="P10">Mode de réalisation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[#if modeAmenagement??]${modeAmenagement.libelle!""}[/#if]</text:text-input></text:span></text:span></text:p>
          </table:table-cell>
        </table:table-row>
        <table:table-row>
          <table:table-cell table:style-name="Tableau2.A47" table:number-columns-spanned="2" office:value-type="string">
            <text:p text:style-name="P10">Maîtrise d’ouvrage urbaine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[#if maitriseOuvrage??]${maitriseOuvrage.libelle!""}[/#if]</text:text-input></text:span></text:span></text:p>
          </table:table-cell>
        </table:table-row>
        <table:table-row>
          <table:table-cell table:style-name="Tableau2.A48" table:number-columns-spanned="2" office:value-type="string">
            <text:p text:style-name="P10">Commentaires maîtrise d’ouvrage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commentaires.commentaireMoa.message!""}</text:text-input></text:span></text:span></text:p>
          </table:table-cell>
        </table:table-row>
        <table:table-row table:style-name="Tableau2.49">
          <table:table-cell table:style-name="Tableau2.A49" table:number-columns-spanned="2" office:value-type="string">
            <text:p text:style-name="P10">Actions à mener par RM (MO, AMO et MOE...)</text:p>
          </table:table-cell>
          <table:covered-table-cell/>
          <table:table-cell table:style-name="Tableau2.C3" office:value-type="string">
            <text:p text:style-name="Table_20_Contents"><text:text-input text:description="">[#if operation.actions??][#list operation.actions as action]${action.description!""}[/#list][/#if]</text:text-input></text:p>
          </table:table-cell>
        </table:table-row>
        <table:table-row>
          <table:table-cell table:style-name="Tableau2.A50" table:number-columns-spanned="2" office:value-type="string">
            <text:p text:style-name="P10">Services ou personnes internes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[#if acteursInternes??][#list acteursInternes as acteurInterne]${acteurInterne.description!""}[/#list][/#if]</text:text-input></text:span></text:span></text:p>
          </table:table-cell>
        </table:table-row>
        <table:table-row>
          <table:table-cell table:style-name="Tableau2.A51" table:number-columns-spanned="2" office:value-type="string">
            <text:p text:style-name="P10">Acteurs et partenaires externes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[#if acteursExternes??][#list acteursExternes as acteurExterne]${acteurExterne.description!""}[/#list][/#if]</text:text-input></text:span></text:span></text:p>
          </table:table-cell>
        </table:table-row>
        <table:table-row>
          <table:table-cell table:style-name="Tableau2.A45" table:number-columns-spanned="3" office:value-type="string">
            <text:p text:style-name="P9">VI. Commentaires</text:p>
          </table:table-cell>
          <table:covered-table-cell/>
          <table:covered-table-cell/>
        </table:table-row>
        <table:table-row>
          <table:table-cell table:style-name="Tableau2.A53" table:number-columns-spanned="2" office:value-type="string">
            <text:p text:style-name="Table_20_Contents"><text:span text:style-name="Police_20_par_20_défaut"><text:span text:style-name="T2"><text:text-input text:description="">${autresCommentaires.libelle}</text:text-input></text:span></text:span>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autresCommentaires.message}</text:text-input></text:span></text:span></text:p>
          </table:table-cell>
        </table:table-row>
        <table:table-row>
          <table:table-cell table:style-name="Tableau2.A45" table:number-columns-spanned="3" office:value-type="string">
            <text:p text:style-name="P9">VII. Échéanciers</text:p>
          </table:table-cell>
          <table:covered-table-cell/>
          <table:covered-table-cell/>
        </table:table-row>
        <table:table-row>
          <table:table-cell table:style-name="Tableau2.A55" office:value-type="string">
            <text:p text:style-name="P13"><text:span text:style-name="Police_20_par_20_défaut"><text:span text:style-name="T2"><text:text-input text:description="">${echeanciers.typeEvenement}</text:text-input></text:span></text:span></text:p>
          </table:table-cell>
          <table:table-cell table:style-name="Tableau2.C3" table:number-columns-spanned="2" office:value-type="string">
            <text:p text:style-name="P14"><text:span text:style-name="Police_20_par_20_défaut"><text:span text:style-name="T7"><text:text-input text:description="">${echeanciers.description}</text:text-input></text:span>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2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meta:creation-date>2021-12-27T18:06:00Z</meta:creation-date>
    <dc:date>2026-03-10T09:12:00.699090900</dc:date>
    <meta:editing-cycles>96</meta:editing-cycles>
    <meta:editing-duration>PT14H15M40S</meta:editing-duration>
    <meta:document-statistic meta:table-count="2" meta:image-count="1" meta:object-count="0" meta:page-count="3" meta:paragraph-count="114" meta:word-count="398" meta:character-count="4112" meta:non-whitespace-character-count="3926"/>
    <meta:template xlink:type="simple" xlink:actuate="onRequest" xlink:title="" xlink:href="Normal.dotm"/>
  </office:meta>
</office:document-meta>
</file>